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1.5256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style:font-size-asian="12pt" style:font-size-complex="12pt"/>
    </style:style>
  </office:automatic-styles>
  <office:body>
    <office:spreadsheet>
      <table:table table:name="location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number-columns-repeated="1020" table:default-cell-style-name="ce1"/>
        <table:table-row table:style-name="ro3">
          <table:table-cell office:value-type="string">
            <text:p>id</text:p>
          </table:table-cell>
          <table:table-cell office:value-type="string">
            <text:p>locationid</text:p>
          </table:table-cell>
          <table:table-cell office:value-type="string">
            <text:p>nkey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Dachboden Südseite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string">
            <text:p>Großer Kleiderschrank mit Schiebetüren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palte 1</text:p>
          </table:table-cell>
          <table:table-cell table:style-name="Default" table:number-columns-repeated="1020"/>
        </table:table-row>
        <table:table-row table:style-name="ro3">
          <table:table-cell office:value-type="float" office:value="4">
            <text:p>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string">
            <text:p>Spalte 2</text:p>
          </table:table-cell>
          <table:table-cell table:style-name="Default" table:number-columns-repeated="1020"/>
        </table:table-row>
        <table:table-row table:style-name="ro3">
          <table:table-cell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palte 3</text:p>
          </table:table-cell>
          <table:table-cell table:style-name="Default" table:number-columns-repeated="1020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Default" office:value-type="string">
            <text:p>Spalte 4</text:p>
          </table:table-cell>
          <table:table-cell table:number-columns-repeated="1020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Default" office:value-type="string">
            <text:p>Spalte 5</text:p>
          </table:table-cell>
          <table:table-cell table:number-columns-repeated="1020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Default" office:value-type="string">
            <text:p>Spalte 6</text:p>
          </table:table-cell>
          <table:table-cell table:number-columns-repeated="1020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Fach unten</text:p>
          </table:table-cell>
          <table:table-cell table:number-columns-repeated="1020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style-name="Default" office:value-type="string">
            <text:p>Fach 50 cm</text:p>
          </table:table-cell>
          <table:table-cell table:style-name="Default" table:number-columns-repeated="1020"/>
        </table:table-row>
        <table:table-row table:style-name="ro3">
          <table:table-cell office:value-type="float" office:value="11">
            <text:p>11</text:p>
          </table:table-cell>
          <table:table-cell table:style-name="Default"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string">
            <text:p>Güde Akku Tools Karton</text:p>
          </table:table-cell>
          <table:table-cell table:style-name="Default"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tem" table:style-name="ta1">
        <table:table-column table:style-name="co5" table:number-columns-repeated="5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locationid</text:p>
          </table:table-cell>
          <table:table-cell office:value-type="string" calcext:value-type="string">
            <text:p>nke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üde Akku Winkelschleifer 20 V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1-12-11">12/11/2021</text:date>, <text:time>16:48:40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1T16:48:40.83</dc:date>
    <meta:editing-duration>PT10M50S</meta:editing-duration>
    <meta:editing-cycles>3</meta:editing-cycles>
    <meta:generator>OpenOffice/4.1.11$Win32 OpenOffice.org_project/4111m1$Build-9808</meta:generator>
    <meta:document-statistic meta:table-count="2" meta:cell-count="56" meta:object-count="0"/>
  </office:meta>
</office:document-meta>
</file>